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945b8" style:font-size-asian="14pt" style:font-size-complex="14pt"/>
    </style:style>
    <style:style style:name="P3" style:family="paragraph" style:parent-style-name="Text_20_body">
      <loext:graphic-properties draw:fill-hatch-name="hatch"/>
      <style:paragraph-properties fo:margin-top="0.101cm" fo:margin-bottom="0.101cm" style:contextual-spacing="false" fo:line-height="200%"/>
      <style:text-properties fo:font-size="14pt" officeooo:paragraph-rsid="004ae632"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b402e" style:font-size-asian="14pt" style:font-size-complex="14pt"/>
    </style:style>
    <style:style style:name="P5"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d7f0f"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539e10" officeooo:paragraph-rsid="00539e10" style:font-size-asian="14pt" style:font-size-complex="14pt"/>
    </style:style>
    <style:style style:name="P8"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officeooo:rsid="0051de4e" officeooo:paragraph-rsid="0051de4e" style:font-size-asian="14pt" style:font-style-asian="italic" style:font-size-complex="14pt" style:font-style-complex="italic"/>
    </style:style>
    <style:style style:name="P9" style:family="paragraph" style:parent-style-name="Text_20_body">
      <loext:graphic-properties draw:fill-hatch-name="hatch"/>
      <style:paragraph-properties fo:margin-top="0.101cm" fo:margin-bottom="0.499cm" style:contextual-spacing="false" fo:line-height="115%" fo:text-align="center" style:justify-single-word="false" fo:break-before="page"/>
      <style:text-properties fo:font-size="14pt" fo:font-weight="bold" officeooo:rsid="002789f0" officeooo:paragraph-rsid="002789f0" style:font-size-asian="14pt" style:font-weight-asian="bold" style:font-size-complex="14pt" style:font-weight-complex="bold"/>
    </style:style>
    <style:style style:name="P10" style:family="paragraph" style:parent-style-name="Text_20_body">
      <loext:graphic-properties draw:fill-hatch-name="hatch"/>
      <style:paragraph-properties fo:margin-top="0.101cm" fo:margin-bottom="0.499cm" style:contextual-spacing="false" fo:line-height="100%"/>
      <style:text-properties officeooo:paragraph-rsid="001c3ee7"/>
    </style:style>
    <style:style style:name="P11" style:family="paragraph" style:parent-style-name="Text_20_body">
      <loext:graphic-properties draw:fill-gradient-name="gradient" draw:fill-hatch-name="hatch"/>
      <style:paragraph-properties fo:margin-top="0cm" fo:margin-bottom="0.75cm" style:contextual-spacing="false" fo:line-height="200%"/>
      <style:text-properties officeooo:paragraph-rsid="004d7f0f"/>
    </style:style>
    <style:style style:name="P12" style:family="paragraph" style:parent-style-name="Text_20_body">
      <loext:graphic-properties draw:fill-hatch-name="hatch"/>
      <style:paragraph-properties fo:margin-top="0.101cm" fo:margin-bottom="0.499cm" style:contextual-spacing="false" fo:line-height="115%"/>
      <style:text-properties officeooo:paragraph-rsid="002e001c"/>
    </style:style>
    <style:style style:name="P13" style:family="paragraph" style:parent-style-name="Text_20_body">
      <loext:graphic-properties draw:fill-hatch-name="hatch"/>
      <style:paragraph-properties fo:margin-top="0.101cm" fo:margin-bottom="0.499cm" style:contextual-spacing="false" fo:line-height="115%" fo:break-before="page"/>
      <style:text-properties officeooo:paragraph-rsid="002e001c"/>
    </style:style>
    <style:style style:name="P14" style:family="paragraph" style:parent-style-name="Text_20_body" style:list-style-name="L1">
      <loext:graphic-properties draw:fill-hatch-name="hatch"/>
      <style:paragraph-properties fo:margin-top="0cm" fo:margin-bottom="0.25cm" style:contextual-spacing="false" fo:line-height="100%"/>
      <style:text-properties fo:font-size="14pt" officeooo:rsid="0050413f" officeooo:paragraph-rsid="0050413f" style:font-size-asian="14pt" style:font-size-complex="14pt"/>
    </style:style>
    <style:style style:name="P15" style:family="paragraph" style:parent-style-name="Text_20_body" style:list-style-name="L1">
      <loext:graphic-properties draw:fill-hatch-name="hatch"/>
      <style:paragraph-properties fo:margin-top="0cm" fo:margin-bottom="0.25cm" style:contextual-spacing="false" fo:line-height="100%"/>
      <style:text-properties fo:font-size="14pt" officeooo:rsid="004f1cea" officeooo:paragraph-rsid="0050413f" style:font-size-asian="14pt" style:font-size-complex="14pt"/>
    </style:style>
    <style:style style:name="P16" style:family="paragraph" style:parent-style-name="Text_20_body" style:list-style-name="L1">
      <loext:graphic-properties draw:fill-hatch-name="hatch"/>
      <style:paragraph-properties fo:margin-top="0cm" fo:margin-bottom="0.499cm" style:contextual-spacing="false" fo:line-height="200%"/>
      <style:text-properties fo:font-size="14pt" officeooo:rsid="0028d6ad" officeooo:paragraph-rsid="0028d6ad" style:font-size-asian="14pt" style:font-size-complex="14pt"/>
    </style:style>
    <style:style style:name="P17" style:family="paragraph" style:parent-style-name="Text_20_body" style:list-style-name="L2"/>
    <style:style style:name="T1" style:family="text">
      <style:text-properties officeooo:rsid="0050413f"/>
    </style:style>
    <style:style style:name="T2" style:family="text">
      <style:text-properties officeooo:rsid="004c59f3"/>
    </style:style>
    <style:style style:name="T3" style:family="text">
      <style:text-properties officeooo:rsid="001c3ee7"/>
    </style:style>
    <style:style style:name="T4" style:family="text">
      <style:text-properties officeooo:rsid="0025b437"/>
    </style:style>
    <style:style style:name="T5" style:family="text">
      <style:text-properties fo:font-weight="bold" style:font-weight-asian="bold" style:font-weight-complex="bold"/>
    </style:style>
    <style:style style:name="T6" style:family="text">
      <style:text-properties fo:font-weight="bold" officeooo:rsid="0025b437" style:font-weight-asian="bold" style:font-weight-complex="bold"/>
    </style:style>
    <style:style style:name="T7" style:family="text">
      <style:text-properties fo:font-weight="bold" officeooo:rsid="002fe488" style:font-weight-asian="bold" style:font-weight-complex="bold"/>
    </style:style>
    <style:style style:name="T8" style:family="text">
      <style:text-properties fo:font-weight="bold" officeooo:rsid="004945b8" style:font-weight-asian="bold" style:font-weight-complex="bold"/>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weight="normal" style:font-weight-asian="normal" style:font-weight-complex="normal"/>
    </style:style>
    <style:style style:name="T12" style:family="text">
      <style:text-properties officeooo:rsid="004b402e"/>
    </style:style>
    <style:style style:name="T13" style:family="text">
      <style:text-properties officeooo:rsid="0054f154"/>
    </style:style>
    <style:style style:name="T14" style:family="text">
      <style:text-properties officeooo:rsid="00555e5c"/>
    </style:style>
    <style:style style:name="T15" style:family="text">
      <style:text-properties officeooo:rsid="0055c4c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Call to Worship</text:span><text:span text:style-name="T4"> (Psalm </text:span><text:span text:style-name="T1">33:1</text:span><text:span text:style-name="T4">) / Opening prayer (</text:span><text:span text:style-name="T1">John A</text:span><text:span text:style-name="T4">)</text:span></text:p>
      <text:p text:style-name="P3"><text:span text:style-name="T5">Praise: </text:span><text:span text:style-name="Emphasis"><text:span text:style-name="T11">The Lord Is My Salvation</text:span></text:span><text:line-break/><text:span text:style-name="T5">Bible Reading:</text:span> Isaiah 29:17-24 <text:s/>(Tim Angelico)<text:line-break/><text:span text:style-name="T5">Sunday School:</text:span> (<text:span text:style-name="T1">Mook L</text:span>)<text:line-break/><text:span text:style-name="T5">Praise:</text:span> <text:span text:style-name="Emphasis">This I Believe</text:span></text:p>
      <text:p text:style-name="P10"><text:span text:style-name="T10">Announcements</text:span><text:span text:style-name="T9"> (John)</text:span></text:p>
      <text:list xml:id="list2699544380" text:style-name="L1">
        <text:list-item>
          <text:p text:style-name="P14">Welcome to Jason Wang (and family?)</text:p>
        </text:list-item>
        <text:list-item>
          <text:p text:style-name="P15">Church Camp <text:span text:style-name="T1">is getting closer</text:span></text:p>
        </text:list-item>
        <text:list-item>
          <text:p text:style-name="P16">Morning Tea and fellowship after the service</text:p>
        </text:list-item>
      </text:list>
      <text:p text:style-name="P2"><text:span text:style-name="T8">P</text:span><text:span text:style-name="T5">rayer for the church and the world:</text:span> (J<text:span text:style-name="T1">ohn A</text:span>)</text:p>
      <text:p text:style-name="P4"><text:span text:style-name="T7">B</text:span><text:span text:style-name="T5">ible Reading:</text:span> John 16:16-24 (Rachel Davison)</text:p>
      <text:p text:style-name="P6"><text:span text:style-name="T5">Praise:</text:span> <text:span text:style-name="Emphasis">Come Behold The Wondrous Mystery</text:span> (OFFERING)</text:p>
      <text:p text:style-name="P11"><text:span text:style-name="T10">Sermon:</text:span><text:span text:style-name="T9"> “HOW TO HAVE IMMOVABLE JOY” (Jason Wang)</text:span></text:p>
      <text:p text:style-name="P4"><text:span text:style-name="T5">Praise:</text:span> <text:span text:style-name="Emphasis">It Is Well With My Soul</text:span></text:p>
      <text:p text:style-name="P5"><text:span text:style-name="T5">Benediction</text:span> <text:span text:style-name="T15">(</text:span><text:span text:style-name="T12">Jason W</text:span>)</text:p>
      <text:p text:style-name="P9">Opening Prayer</text:p>
      <text:p text:style-name="P8">Ps 33:1 Sing joyfully to the Lord, you righteous; it is fitting for the upright to praise Him.</text:p>
      <text:p text:style-name="P7">O God, our Saviour, we have gathered here today, drawn from our many different backgrounds to the Cross of Jesus and the empty tomb, acknowledging our common beginnings as sinners. We were lost and without hope because of the Fall, blighted by the curse which fell on Adam and Eve, unable to save ourselves <text:span text:style-name="T14">from Your righteous justice,</text:span> as that Curse spread to all of this Creation.</text:p>
      <text:p text:style-name="P7">But we are here because You have declared us righteous and upright, and we know the sure hope for our future because Jesus died to take our place, and rose again to give us New Life.</text:p>
      <text:p text:style-name="P7">Therefore we can come into Your holy, sinless presence to bring You praise, to honour Jesus and to submit ourselves to the teachings of Your Word, and the guidance of the Holy Spirit.</text:p>
      <text:p text:style-name="P7">We pray that all we do and say, both here and wherever we go out in the world, would <text:s text:c="3"/><text:span text:style-name="T13">be acceptable in Your sight, for You are our Lord and our God, forever and ever, Amen!</text:span></text:p>
      <text:p text:style-name="P13">Call to Worship (Ps 33:1) / Opening prayer (John Angelico)</text:p>
      <text:p text:style-name="Text_20_body">Praise: <text:span text:style-name="Emphasis">The Lord Is My Salvation.</text:span></text:p>
      <text:p text:style-name="Text_20_body">Bible Reading: Isaiah 29:17-24 (Tim Angelico)</text:p>
      <text:p text:style-name="Text_20_body">Sunday School (Mook Lee)</text:p>
      <text:p text:style-name="Text_20_body">Praise: <text:span text:style-name="Emphasis">This I Believe</text:span></text:p>
      <text:p text:style-name="Text_20_body">Announcements (John A)</text:p>
      <text:p text:style-name="Text_20_body">Prayer for the church and the world  (John A)</text:p>
      <text:p text:style-name="Text_20_body">Bible reading: John 16:16-24 (Rachel Davison)</text:p>
      <text:p text:style-name="Text_20_body">Praise: <text:span text:style-name="Emphasis">Come Behold The Wondrous Mystery</text:span></text:p>
      <text:p text:style-name="Text_20_body">Sermon: “HOW TO HAVE IMMOVABLE JOY” (Jason Wang)</text:p>
      <text:p text:style-name="Text_20_body">Praise: <text:span text:style-name="Emphasis">It Is Well With My Soul</text:span></text:p>
      <text:p text:style-name="Text_20_body">Benediction (Jason W)</text:p>
      <text:p text:style-name="Text_20_body"/>
      <text:p text:style-name="Text_20_body"><text:span text:style-name="Strong_20_Emphasis">Sermon Outline</text:span></text:p>
      <text:p text:style-name="Text_20_body">“DO NOT LOVE THE WORLD”   (John 16:16-24)</text:p>
      <text:p text:style-name="Text_20_body">Introduction</text:p>
      <text:p text:style-name="Text_20_body">To have immovable joy, you need to:</text:p>
      <text:list xml:id="list2727266587" text:style-name="L2">
        <text:list-item>
          <text:p text:style-name="P17">Believe that Jesus' resurrection is true</text:p>
        </text:list-item>
        <text:list-item>
          <text:p text:style-name="P17">Know that your salvation is sure</text:p>
        </text:list-item>
        <text:list-item>
          <text:p text:style-name="P17">Commune with the Father in Spirit Through Jesus</text:p>
        </text:list-item>
      </text:list>
      <text:p text:style-name="Text_20_body">Conclusion</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413f"/>
    </style:style>
    <style:style style:name="MT2" style:family="text">
      <style:text-properties officeooo:rsid="004c59f3"/>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1st</text:span> <text:span text:style-name="MT2">July</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7-20T22:21:11.412959858</dc:date>
    <meta:editing-duration>PT6H3M23S</meta:editing-duration>
    <meta:editing-cycles>47</meta:editing-cycles>
    <meta:generator>LibreOffice/7.3.7.2$Linux_X86_64 LibreOffice_project/30$Build-2</meta:generator>
    <meta:document-statistic meta:table-count="0" meta:image-count="0" meta:object-count="0" meta:page-count="3" meta:paragraph-count="39" meta:word-count="404" meta:character-count="2282" meta:non-whitespace-character-count="1916"/>
  </office:meta>
</office:document-meta>
</file>